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3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0.1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solid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solid" svg:stroke-color="#000000" draw:fill="none" draw:fill-color="#ffffff" draw:auto-grow-height="true" draw:auto-grow-width="false" fo:max-height="0cm" fo:min-height="8.91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881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기본값-title">
      <style:graphic-properties draw:stroke="solid" fo:min-height="3.506cm"/>
    </style:style>
    <style:style style:name="pr2" style:family="presentation" style:parent-style-name="기본값-notes">
      <style:graphic-properties draw:fill-color="#ffffff" fo:min-height="13.364cm"/>
    </style:style>
    <style:style style:name="P1" style:family="paragraph">
      <loext:graphic-properties draw:fill="none" draw:fill-color="#ffffff"/>
      <style:text-properties fo:font-size="18pt" fo:background-color="transparent" style:font-size-asian="24pt" style:font-size-complex="18pt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8pt" fo:background-color="transparent" style:font-size-asian="24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draw:frame presentation:style-name="pr1" draw:layer="layout" svg:width="25.199cm" svg:height="3.506cm" svg:x="1.249cm" svg:y="6.474cm" presentation:class="title" presentation:user-transformed="true">
          <draw:text-box>
            <text:p>소프트웨어 프로젝트2 – 5 </text:p>
          </draw:text-box>
        </draw:frame>
        <draw:frame draw:style-name="gr1" draw:text-style-name="P1" draw:layer="layout" svg:width="17cm" svg:height="4.6cm" svg:x="8cm" svg:y="10.9cm">
          <draw:text-box>
            <text:p><text:span text:style-name="T1">김진우 <text:s/>문성찬 <text:s/>노지</text:span><text:span text:style-name="T1">민 <text:s/>박정규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코드 리뷰 (1) – iterfibo 구현 방법</text:p>
          </draw:text-box>
        </draw:frame>
        <draw:frame draw:style-name="gr3" draw:text-style-name="P3" draw:layer="layout" svg:width="8.6cm" svg:height="12.439cm" svg:x="2cm" svg:y="5.8cm">
          <draw:text-box>
            <text:p/>
            <text:p>def iterfibo (n):</text:p>
            <text:p><text:s text:c="4"/>num0 = 0</text:p>
            <text:p><text:s text:c="4"/>num1 = 1</text:p>
            <text:p><text:s text:c="4"/>num2 = 0</text:p>
            <text:p><text:s text:c="4"/>if n == 0:</text:p>
            <text:p><text:s text:c="8"/>ans = num0</text:p>
            <text:p><text:s text:c="4"/>elif n == 1:</text:p>
            <text:p><text:s text:c="8"/>ans = num1</text:p>
            <text:p><text:s text:c="4"/>else:</text:p>
            <text:p><text:s text:c="8"/>while n &gt; 1:</text:p>
            <text:p><text:s text:c="12"/>num2 = num0 + num1</text:p>
            <text:p><text:s text:c="12"/>num0 = num1</text:p>
            <text:p><text:s text:c="12"/>num1 = num2</text:p>
            <text:p><text:s text:c="12"/>n = n - 1</text:p>
            <text:p><text:s text:c="8"/>ans = num2</text:p>
            <text:p><text:s text:c="4"/>return ans</text:p>
          </draw:text-box>
        </draw:frame>
        <draw:frame draw:style-name="gr4" draw:text-style-name="P3" draw:layer="layout" svg:width="11.86cm" svg:height="3.766cm" svg:x="14.2cm" svg:y="9.8cm">
          <draw:text-box>
            <text:p>def iterfibo(n):</text:p>
            <text:p><text:s text:c="4"/>fibolist = [0,1]</text:p>
            <text:p><text:s text:c="4"/>for i in range(n-1):</text:p>
            <text:p><text:s text:c="8"/>fibolist.append(fibolist[i]+fibolist[i+1])</text:p>
            <text:p><text:s text:c="4"/>return fibolist[n]</text:p>
          </draw:text-box>
        </draw:frame>
        <draw:frame draw:style-name="gr5" draw:text-style-name="P3" draw:layer="layout" svg:width="7.8cm" svg:height="1.191cm" svg:x="2cm" svg:y="4.9cm">
          <draw:text-box>
            <text:p>1.while문 이용</text:p>
          </draw:text-box>
        </draw:frame>
        <draw:frame draw:style-name="gr5" draw:text-style-name="P3" draw:layer="layout" svg:width="8cm" svg:height="1.191cm" svg:x="14.4cm" svg:y="4.909cm">
          <draw:text-box>
            <text:p>2. list이용</text:p>
          </draw:text-box>
        </draw:frame>
        <draw:frame draw:style-name="gr6" draw:text-style-name="P3" draw:layer="layout" svg:width="9.6cm" svg:height="2.131cm" svg:x="1.4cm" svg:y="18cm">
          <draw:text-box>
            <text:p>#While 문을 이용하여 변수를 계속 바꿔가며 계산</text:p>
          </draw:text-box>
        </draw:frame>
        <draw:frame draw:style-name="gr6" draw:text-style-name="P3" draw:layer="layout" svg:width="12.4cm" svg:height="1.191cm" svg:x="14.2cm" svg:y="18cm">
          <draw:text-box>
            <text:p>#list에 새로운 값을 추가하면서 계산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코드 리뷰 (2) - 코드 효율성 비교</text:p>
          </draw:text-box>
        </draw:frame>
        <draw:frame draw:style-name="gr7" draw:text-style-name="P3" draw:layer="layout" svg:width="15.7cm" svg:height="9.166cm" svg:x="6.3cm" svg:y="5.634cm">
          <draw:text-box>
            <text:p>Enter a number: 10</text:p>
            <text:p>IterFibo(10)=55, time 0.000020</text:p>
            <text:p>FiboList(10)=55, time 0.000036</text:p>
            <text:p>Enter a number: 20</text:p>
            <text:p>IterFibo(20)=6765, time 0.000029</text:p>
            <text:p>FiboList(20)=6765, time 0.000028</text:p>
            <text:p>Enter a number: 30</text:p>
            <text:p>IterFibo(30)=832040, time 0.000048</text:p>
            <text:p>FiboList(30)=832040, time 0.000086</text:p>
            <text:p>Enter a number: 100</text:p>
            <text:p>IterFibo(100)=354224848179261915075, time 0.000163</text:p>
            <text:p>FiboList(100)=354224848179261915075, time 0.000304</text:p>
          </draw:text-box>
        </draw:frame>
        <draw:frame draw:style-name="gr8" draw:text-style-name="P3" draw:layer="layout" svg:width="23.4cm" svg:height="2.131cm" svg:x="2.6cm" svg:y="15.869cm">
          <draw:text-box>
            <text:p>#While 문으로 계산하는 코드가 List로 계산하는 코드보다 더 빠른 계산 속도를 보여줌.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코드 리뷰 (3) - 코드 정리 </text:p>
          </draw:text-box>
        </draw:frame>
        <draw:frame draw:style-name="gr6" draw:text-style-name="P3" draw:layer="layout" svg:width="6.2cm" svg:height="5.875cm" svg:x="4.2cm" svg:y="8.325cm">
          <draw:text-box>
            <text:p>def iterfibo (n):</text:p>
            <text:p><text:tab/>num0 = 0</text:p>
            <text:p><text:s text:c="4"/><text:tab/>num1 = 1</text:p>
            <text:p><text:s text:c="4"/><text:tab/>num2 = 0 <text:s text:c="3"/></text:p>
            <text:p><text:tab/>if n == 0:</text:p>
            <text:p><text:s text:c="8"/><text:tab/>ans = num0</text:p>
            <text:p><text:s text:c="4"/><text:tab/>elif n == 1:</text:p>
            <text:p><text:s text:c="8"/><text:tab/>ans = num1</text:p>
          </draw:text-box>
        </draw:frame>
        <draw:frame draw:style-name="gr6" draw:text-style-name="P3" draw:layer="layout" svg:width="10.4cm" svg:height="2.36cm" svg:x="14.8cm" svg:y="9.2cm">
          <draw:text-box>
            <text:p>def iterfibo (n): <text:s text:c="2"/></text:p>
            <text:p><text:tab/>if n &lt;= 1:</text:p>
            <text:p><text:s text:c="8"/><text:tab/>ans = n</text:p>
          </draw:text-box>
        </draw:frame>
        <draw:line draw:style-name="gr9" draw:text-style-name="P4" draw:layer="layout" svg:x1="11.6cm" svg:y1="10.4cm" svg:x2="14.4cm" svg:y2="10.4cm">
          <text:p/>
        </draw:line>
        <draw:frame draw:style-name="gr6" draw:text-style-name="P3" draw:layer="layout" svg:width="15.8cm" svg:height="1.191cm" svg:x="9.8cm" svg:y="16.009cm">
          <draw:text-box>
            <text:p>#불필요한 코드 단축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Noto Sans CJK JP Regular" style:font-size-asian="24pt" style:language-asian="ko" style:country-asian="KR" style:font-name-complex="Noto Sans CJK JP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449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숫자&gt;</text:page-number></text:span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3.506cm" svg:x="1.4cm" svg:y="0.837cm" presentation:class="title" presentation:placeholder="true">
        <draw:text-box/>
      </draw:frame>
      <draw:frame presentation:style-name="기본값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숫자&gt;</text:page-number></text:span></text:p>
        </draw:text-box>
      </draw:frame>
      <presentation:notes style:page-layout-name="PM0">
        <draw:page-thumbnail presentation:style-name="기본값-title" draw:layer="backgroundobjects" svg:width="14.848cm" svg:height="11.136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08T00:53:17.530269960</meta:creation-date>
    <dc:date>2017-10-10T10:56:02.778529847</dc:date>
    <meta:editing-duration>PT18M24S</meta:editing-duration>
    <meta:editing-cycles>6</meta:editing-cycles>
    <meta:generator>LibreOffice/5.1.6.2$Linux_X86_64 LibreOffice_project/10m0$Build-2</meta:generator>
    <meta:document-statistic meta:object-count="46"/>
  </office:meta>
</office:document-meta>
</file>